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
      <style:paragraph-properties fo:text-align="start" style:justify-single-word="false" style:text-autospace="none"/>
      <style:text-properties style:font-name="Verdana1" fo:font-size="12pt" style:font-name-asian="F1" style:font-size-asian="12pt" style:font-name-complex="F1" style:font-size-complex="12pt"/>
    </style:style>
    <style:style style:name="P2" style:family="paragraph" style:parent-style-name="Standard" style:list-style-name="">
      <style:paragraph-properties fo:text-align="start" style:justify-single-word="false" style:text-autospace="none"/>
      <style:text-properties style:font-name="MicrosoftSansSerif" fo:font-size="10.5pt" fo:font-weight="bold" style:font-name-asian="MicrosoftSansSerif" style:font-size-asian="10.5pt" style:font-weight-asian="bold" style:font-name-complex="MicrosoftSansSerif" style:font-size-complex="10.5pt" style:font-weight-complex="bold"/>
    </style:style>
    <style:style style:name="P3" style:family="paragraph" style:parent-style-name="Standard" style:list-style-name="">
      <style:paragraph-properties fo:text-align="start" style:justify-single-word="false" style:text-autospace="none"/>
      <style:text-properties style:font-name="MicrosoftSansSerif" fo:font-size="10.5pt" style:font-name-asian="MicrosoftSansSerif" style:font-size-asian="10.5pt" style:font-name-complex="MicrosoftSansSerif" style:font-size-complex="10.5pt"/>
    </style:style>
    <style:style style:name="P4" style:family="paragraph" style:parent-style-name="Standard" style:list-style-name="">
      <style:paragraph-properties fo:text-align="start" style:justify-single-word="false" style:text-autospace="none"/>
      <style:text-properties style:font-name="MicrosoftSansSerif" fo:font-size="11pt" style:font-name-asian="MicrosoftSansSerif" style:font-size-asian="11pt" style:font-name-complex="MicrosoftSansSerif" style:font-size-complex="11pt"/>
    </style:style>
    <style:style style:name="P5" style:family="paragraph" style:parent-style-name="Standard" style:list-style-name="">
      <style:paragraph-properties fo:text-align="start" style:justify-single-word="false" style:text-autospace="none"/>
      <style:text-properties style:font-name="F0" fo:font-size="12pt" style:font-name-asian="F0" style:font-size-asian="12pt" style:font-name-complex="F0" style:font-size-complex="12pt"/>
    </style:style>
    <style:style style:name="P6" style:family="paragraph" style:parent-style-name="Standard" style:list-style-name="">
      <style:paragraph-properties fo:text-align="start" style:justify-single-word="false" style:text-autospace="none"/>
      <style:text-properties style:font-name="F1" fo:font-size="12pt" style:font-name-asian="F1" style:font-size-asian="12pt" style:font-name-complex="F1" style:font-size-complex="12pt"/>
    </style:style>
    <style:style style:name="T1" style:family="text">
      <style:text-properties style:font-name="MicrosoftSansSerif" fo:font-size="10.5pt" style:font-name-asian="MicrosoftSansSerif" style:font-size-asian="10.5pt" style:font-name-complex="MicrosoftSansSerif" style:font-size-complex="10.5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style>
    <style:style style:name="T5" style:family="text">
      <style:text-properties style:font-name="Verdana1"/>
    </style:style>
    <style:style style:name="T6" style:family="text">
      <style:text-properties style:font-name="Verdana1" fo:font-weight="bold"/>
    </style:style>
    <style:style style:name="T7" style:family="text">
      <style:text-properties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Whole Wheat Blender Pancakes</text:span><text:line-break/><text:span text:style-name="T4">Crystal Miller</text:span><text:line-break/><text:line-break/>1 ½ cups buttermilk, you can use regular milk in a pinch<text:line-break/>2 T. olive oil<text:line-break/>2 eggs<text:line-break/>1 ¼ cups Soft White Wheat Berries, not flour<text:line-break/>1 T. Sucanat, optional<text:line-break/>1 T. baking powder<text:line-break/>1 t. salt<text:line-break/><text:line-break/><text:line-break/>Put all ingredients into the blender in the order listed. Blend this on high for about 4 minutes watching carefully to make sure all ingredients are swirling around. This batter will be a bit thinner than you may be use to, but don’t worry it makes great pancakes! When the mixing is done you can fry them on a hot griddle. When I make this for my very hungry family I usually make 3 batches. As soon as the first batch is finished I pour the batter into a juice pitcher and begin the next batch. My daughters are usually in the kitchen helping me with this and so one daughter is cooking while another is warming up syrup and yet another is setting the table while one of us is working on the next batch of pancake batter. We keep finished pancakes in a warm oven until we can all sit down to enjoy them together</text:p>
      <text:p text:style-name="Text_20_body">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03:57.92</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2" meta:word-count="201" meta:character-count="1037"/>
  </office:meta>
</office:document-meta>
</file>